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table:style-name="Default"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table:style-name="Default"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6921463" calcext:value-type="float">
            <text:p>0.96921463</text:p>
          </table:table-cell>
          <table:table-cell office:value-type="float" office:value="0.00166875" calcext:value-type="float">
            <text:p>0.00166875</text:p>
          </table:table-cell>
          <table:table-cell office:value-type="float" office:value="0.00809862" calcext:value-type="float">
            <text:p>0.00809862</text:p>
          </table:table-cell>
          <table:table-cell office:value-type="float" office:value="0.021018" calcext:value-type="float">
            <text:p>0.021018</text:p>
          </table:table-cell>
          <table:table-cell office:value-type="float" office:value="0.01625893" calcext:value-type="float">
            <text:p>0.01625893</text:p>
          </table:table-cell>
          <table:table-cell office:value-type="float" office:value="0.93221955" calcext:value-type="float">
            <text:p>0.93221955</text:p>
          </table:table-cell>
          <table:table-cell office:value-type="float" office:value="0.00000000007191" calcext:value-type="float">
            <text:p>7.19E-11</text:p>
          </table:table-cell>
          <table:table-cell office:value-type="float" office:value="0.05152152" calcext:value-type="float">
            <text:p>0.05152152</text:p>
          </table:table-cell>
          <table:table-cell office:value-type="float" office:value="0.01799273" calcext:value-type="float">
            <text:p>0.01799273</text:p>
          </table:table-cell>
          <table:table-cell table:style-name="Default" office:value-type="float" office:value="0.00002159" calcext:value-type="float">
            <text:p>2.159E-05</text:p>
          </table:table-cell>
          <table:table-cell office:value-type="float" office:value="0.89599849" calcext:value-type="float">
            <text:p>0.89599849</text:p>
          </table:table-cell>
          <table:table-cell office:value-type="float" office:value="0.08598719" calcext:value-type="float">
            <text:p>0.0859871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6718883" calcext:value-type="float">
            <text:p>0.96718883</text:p>
          </table:table-cell>
          <table:table-cell office:value-type="float" office:value="0.00172602" calcext:value-type="float">
            <text:p>0.00172602</text:p>
          </table:table-cell>
          <table:table-cell office:value-type="float" office:value="0.00882205" calcext:value-type="float">
            <text:p>0.00882205</text:p>
          </table:table-cell>
          <table:table-cell office:value-type="float" office:value="0.0222631" calcext:value-type="float">
            <text:p>0.0222631</text:p>
          </table:table-cell>
          <table:table-cell office:value-type="float" office:value="0.0156761" calcext:value-type="float">
            <text:p>0.0156761</text:p>
          </table:table-cell>
          <table:table-cell office:value-type="float" office:value="0.93159633" calcext:value-type="float">
            <text:p>0.93159633</text:p>
          </table:table-cell>
          <table:table-cell office:value-type="float" office:value="0.00000000007568" calcext:value-type="float">
            <text:p>7.57E-11</text:p>
          </table:table-cell>
          <table:table-cell office:value-type="float" office:value="0.05272757" calcext:value-type="float">
            <text:p>0.05272757</text:p>
          </table:table-cell>
          <table:table-cell office:value-type="float" office:value="0.01654706" calcext:value-type="float">
            <text:p>0.01654706</text:p>
          </table:table-cell>
          <table:table-cell table:style-name="Default" office:value-type="float" office:value="0.00002058" calcext:value-type="float">
            <text:p>2.058E-05</text:p>
          </table:table-cell>
          <table:table-cell office:value-type="float" office:value="0.899494" calcext:value-type="float">
            <text:p>0.899494</text:p>
          </table:table-cell>
          <table:table-cell office:value-type="float" office:value="0.08393836" calcext:value-type="float">
            <text:p>0.0839383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6498716" calcext:value-type="float">
            <text:p>0.96498716</text:p>
          </table:table-cell>
          <table:table-cell office:value-type="float" office:value="0.00178428" calcext:value-type="float">
            <text:p>0.00178428</text:p>
          </table:table-cell>
          <table:table-cell office:value-type="float" office:value="0.00959103" calcext:value-type="float">
            <text:p>0.00959103</text:p>
          </table:table-cell>
          <table:table-cell office:value-type="float" office:value="0.02363753" calcext:value-type="float">
            <text:p>0.02363753</text:p>
          </table:table-cell>
          <table:table-cell office:value-type="float" office:value="0.01511645" calcext:value-type="float">
            <text:p>0.01511645</text:p>
          </table:table-cell>
          <table:table-cell office:value-type="float" office:value="0.93077625" calcext:value-type="float">
            <text:p>0.93077625</text:p>
          </table:table-cell>
          <table:table-cell office:value-type="float" office:value="0.00000000007952" calcext:value-type="float">
            <text:p>7.95E-11</text:p>
          </table:table-cell>
          <table:table-cell office:value-type="float" office:value="0.0541073" calcext:value-type="float">
            <text:p>0.0541073</text:p>
          </table:table-cell>
          <table:table-cell office:value-type="float" office:value="0.01523638" calcext:value-type="float">
            <text:p>0.01523638</text:p>
          </table:table-cell>
          <table:table-cell table:style-name="Default" office:value-type="float" office:value="0.00001964" calcext:value-type="float">
            <text:p>1.964E-05</text:p>
          </table:table-cell>
          <table:table-cell office:value-type="float" office:value="0.90249551" calcext:value-type="float">
            <text:p>0.90249551</text:p>
          </table:table-cell>
          <table:table-cell office:value-type="float" office:value="0.08224846" calcext:value-type="float">
            <text:p>0.0822484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6259483" calcext:value-type="float">
            <text:p>0.96259483</text:p>
          </table:table-cell>
          <table:table-cell office:value-type="float" office:value="0.00184345" calcext:value-type="float">
            <text:p>0.00184345</text:p>
          </table:table-cell>
          <table:table-cell office:value-type="float" office:value="0.01040618" calcext:value-type="float">
            <text:p>0.01040618</text:p>
          </table:table-cell>
          <table:table-cell office:value-type="float" office:value="0.02515553" calcext:value-type="float">
            <text:p>0.02515553</text:p>
          </table:table-cell>
          <table:table-cell office:value-type="float" office:value="0.01457883" calcext:value-type="float">
            <text:p>0.01457883</text:p>
          </table:table-cell>
          <table:table-cell office:value-type="float" office:value="0.92974904" calcext:value-type="float">
            <text:p>0.92974904</text:p>
          </table:table-cell>
          <table:table-cell office:value-type="float" office:value="0.00000000008342" calcext:value-type="float">
            <text:p>8.34E-11</text:p>
          </table:table-cell>
          <table:table-cell office:value-type="float" office:value="0.05567214" calcext:value-type="float">
            <text:p>0.05567214</text:p>
          </table:table-cell>
          <table:table-cell office:value-type="float" office:value="0.01404744" calcext:value-type="float">
            <text:p>0.01404744</text:p>
          </table:table-cell>
          <table:table-cell table:style-name="Default" office:value-type="float" office:value="0.00001875" calcext:value-type="float">
            <text:p>1.875E-05</text:p>
          </table:table-cell>
          <table:table-cell office:value-type="float" office:value="0.90503305" calcext:value-type="float">
            <text:p>0.90503305</text:p>
          </table:table-cell>
          <table:table-cell office:value-type="float" office:value="0.08090075" calcext:value-type="float">
            <text:p>0.080900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5999555" calcext:value-type="float">
            <text:p>0.95999555</text:p>
          </table:table-cell>
          <table:table-cell office:value-type="float" office:value="0.00190348" calcext:value-type="float">
            <text:p>0.00190348</text:p>
          </table:table-cell>
          <table:table-cell office:value-type="float" office:value="0.01126781" calcext:value-type="float">
            <text:p>0.01126781</text:p>
          </table:table-cell>
          <table:table-cell office:value-type="float" office:value="0.02683316" calcext:value-type="float">
            <text:p>0.02683316</text:p>
          </table:table-cell>
          <table:table-cell office:value-type="float" office:value="0.0140621" calcext:value-type="float">
            <text:p>0.0140621</text:p>
          </table:table-cell>
          <table:table-cell office:value-type="float" office:value="0.92850272" calcext:value-type="float">
            <text:p>0.92850272</text:p>
          </table:table-cell>
          <table:table-cell office:value-type="float" office:value="0.00000000008736" calcext:value-type="float">
            <text:p>8.74E-11</text:p>
          </table:table-cell>
          <table:table-cell office:value-type="float" office:value="0.05743518" calcext:value-type="float">
            <text:p>0.05743518</text:p>
          </table:table-cell>
          <table:table-cell office:value-type="float" office:value="0.01296823" calcext:value-type="float">
            <text:p>0.01296823</text:p>
          </table:table-cell>
          <table:table-cell table:style-name="Default" office:value-type="float" office:value="0.00001792" calcext:value-type="float">
            <text:p>1.792E-05</text:p>
          </table:table-cell>
          <table:table-cell office:value-type="float" office:value="0.90713187" calcext:value-type="float">
            <text:p>0.90713187</text:p>
          </table:table-cell>
          <table:table-cell office:value-type="float" office:value="0.07988197" calcext:value-type="float">
            <text:p>0.079881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5717132" calcext:value-type="float">
            <text:p>0.95717132</text:p>
          </table:table-cell>
          <table:table-cell office:value-type="float" office:value="0.00196427" calcext:value-type="float">
            <text:p>0.00196427</text:p>
          </table:table-cell>
          <table:table-cell office:value-type="float" office:value="0.01217589" calcext:value-type="float">
            <text:p>0.01217589</text:p>
          </table:table-cell>
          <table:table-cell office:value-type="float" office:value="0.02868852" calcext:value-type="float">
            <text:p>0.02868852</text:p>
          </table:table-cell>
          <table:table-cell office:value-type="float" office:value="0.01356518" calcext:value-type="float">
            <text:p>0.01356518</text:p>
          </table:table-cell>
          <table:table-cell office:value-type="float" office:value="0.92702349" calcext:value-type="float">
            <text:p>0.92702349</text:p>
          </table:table-cell>
          <table:table-cell office:value-type="float" office:value="0.00000000009133" calcext:value-type="float">
            <text:p>9.13E-11</text:p>
          </table:table-cell>
          <table:table-cell office:value-type="float" office:value="0.05941133" calcext:value-type="float">
            <text:p>0.05941133</text:p>
          </table:table-cell>
          <table:table-cell office:value-type="float" office:value="0.01198792" calcext:value-type="float">
            <text:p>0.01198792</text:p>
          </table:table-cell>
          <table:table-cell table:style-name="Default" office:value-type="float" office:value="0.00001715" calcext:value-type="float">
            <text:p>1.715E-05</text:p>
          </table:table-cell>
          <table:table-cell office:value-type="float" office:value="0.90881269" calcext:value-type="float">
            <text:p>0.90881269</text:p>
          </table:table-cell>
          <table:table-cell office:value-type="float" office:value="0.07918224" calcext:value-type="float">
            <text:p>0.0791822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5410224" calcext:value-type="float">
            <text:p>0.95410224</text:p>
          </table:table-cell>
          <table:table-cell office:value-type="float" office:value="0.00202572" calcext:value-type="float">
            <text:p>0.00202572</text:p>
          </table:table-cell>
          <table:table-cell office:value-type="float" office:value="0.01313002" calcext:value-type="float">
            <text:p>0.01313002</text:p>
          </table:table-cell>
          <table:table-cell office:value-type="float" office:value="0.03074202" calcext:value-type="float">
            <text:p>0.03074202</text:p>
          </table:table-cell>
          <table:table-cell office:value-type="float" office:value="0.01308702" calcext:value-type="float">
            <text:p>0.01308702</text:p>
          </table:table-cell>
          <table:table-cell office:value-type="float" office:value="0.92529551" calcext:value-type="float">
            <text:p>0.92529551</text:p>
          </table:table-cell>
          <table:table-cell office:value-type="float" office:value="0.00000000009533" calcext:value-type="float">
            <text:p>9.53E-11</text:p>
          </table:table-cell>
          <table:table-cell office:value-type="float" office:value="0.06161746" calcext:value-type="float">
            <text:p>0.06161746</text:p>
          </table:table-cell>
          <table:table-cell office:value-type="float" office:value="0.01109675" calcext:value-type="float">
            <text:p>0.01109675</text:p>
          </table:table-cell>
          <table:table-cell table:style-name="Default" office:value-type="float" office:value="0.00001642" calcext:value-type="float">
            <text:p>1.642E-05</text:p>
          </table:table-cell>
          <table:table-cell office:value-type="float" office:value="0.91009186" calcext:value-type="float">
            <text:p>0.91009186</text:p>
          </table:table-cell>
          <table:table-cell office:value-type="float" office:value="0.07879497" calcext:value-type="float">
            <text:p>0.0787949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5076624" calcext:value-type="float">
            <text:p>0.95076624</text:p>
          </table:table-cell>
          <table:table-cell office:value-type="float" office:value="0.00208773" calcext:value-type="float">
            <text:p>0.00208773</text:p>
          </table:table-cell>
          <table:table-cell office:value-type="float" office:value="0.01412933" calcext:value-type="float">
            <text:p>0.01412933</text:p>
          </table:table-cell>
          <table:table-cell office:value-type="float" office:value="0.03301669" calcext:value-type="float">
            <text:p>0.03301669</text:p>
          </table:table-cell>
          <table:table-cell office:value-type="float" office:value="0.01262662" calcext:value-type="float">
            <text:p>0.01262662</text:p>
          </table:table-cell>
          <table:table-cell office:value-type="float" office:value="0.92330077" calcext:value-type="float">
            <text:p>0.92330077</text:p>
          </table:table-cell>
          <table:table-cell office:value-type="float" office:value="0.00000000009932" calcext:value-type="float">
            <text:p>9.93E-11</text:p>
          </table:table-cell>
          <table:table-cell office:value-type="float" office:value="0.0640726" calcext:value-type="float">
            <text:p>0.0640726</text:p>
          </table:table-cell>
          <table:table-cell office:value-type="float" office:value="0.0102859" calcext:value-type="float">
            <text:p>0.0102859</text:p>
          </table:table-cell>
          <table:table-cell table:style-name="Default" office:value-type="float" office:value="0.00001574" calcext:value-type="float">
            <text:p>1.574E-05</text:p>
          </table:table-cell>
          <table:table-cell office:value-type="float" office:value="0.91098153" calcext:value-type="float">
            <text:p>0.91098153</text:p>
          </table:table-cell>
          <table:table-cell office:value-type="float" office:value="0.07871682" calcext:value-type="float">
            <text:p>0.078716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4713882" calcext:value-type="float">
            <text:p>0.94713882</text:p>
          </table:table-cell>
          <table:table-cell office:value-type="float" office:value="0.00215017" calcext:value-type="float">
            <text:p>0.00215017</text:p>
          </table:table-cell>
          <table:table-cell office:value-type="float" office:value="0.01517251" calcext:value-type="float">
            <text:p>0.01517251</text:p>
          </table:table-cell>
          <table:table-cell office:value-type="float" office:value="0.03553849" calcext:value-type="float">
            <text:p>0.03553849</text:p>
          </table:table-cell>
          <table:table-cell office:value-type="float" office:value="0.01218299" calcext:value-type="float">
            <text:p>0.01218299</text:p>
          </table:table-cell>
          <table:table-cell office:value-type="float" office:value="0.92101884" calcext:value-type="float">
            <text:p>0.92101884</text:p>
          </table:table-cell>
          <table:table-cell office:value-type="float" office:value="0.0000000001033" calcext:value-type="float">
            <text:p>1.03E-10</text:p>
          </table:table-cell>
          <table:table-cell office:value-type="float" office:value="0.06679817" calcext:value-type="float">
            <text:p>0.06679817</text:p>
          </table:table-cell>
          <table:table-cell office:value-type="float" office:value="0.00954748" calcext:value-type="float">
            <text:p>0.00954748</text:p>
          </table:table-cell>
          <table:table-cell table:style-name="Default" office:value-type="float" office:value="0.00001511" calcext:value-type="float">
            <text:p>1.511E-05</text:p>
          </table:table-cell>
          <table:table-cell office:value-type="float" office:value="0.91148975" calcext:value-type="float">
            <text:p>0.91148975</text:p>
          </table:table-cell>
          <table:table-cell office:value-type="float" office:value="0.07894766" calcext:value-type="float">
            <text:p>0.0789476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4319274" calcext:value-type="float">
            <text:p>0.94319274</text:p>
          </table:table-cell>
          <table:table-cell office:value-type="float" office:value="0.0022129" calcext:value-type="float">
            <text:p>0.0022129</text:p>
          </table:table-cell>
          <table:table-cell office:value-type="float" office:value="0.01625768" calcext:value-type="float">
            <text:p>0.01625768</text:p>
          </table:table-cell>
          <table:table-cell office:value-type="float" office:value="0.03833668" calcext:value-type="float">
            <text:p>0.03833668</text:p>
          </table:table-cell>
          <table:table-cell office:value-type="float" office:value="0.01175517" calcext:value-type="float">
            <text:p>0.01175517</text:p>
          </table:table-cell>
          <table:table-cell office:value-type="float" office:value="0.91842665" calcext:value-type="float">
            <text:p>0.91842665</text:p>
          </table:table-cell>
          <table:table-cell office:value-type="float" office:value="0.0000000001072" calcext:value-type="float">
            <text:p>1.07E-10</text:p>
          </table:table-cell>
          <table:table-cell office:value-type="float" office:value="0.06981817" calcext:value-type="float">
            <text:p>0.06981817</text:p>
          </table:table-cell>
          <table:table-cell office:value-type="float" office:value="0.00887435" calcext:value-type="float">
            <text:p>0.00887435</text:p>
          </table:table-cell>
          <table:table-cell table:style-name="Default" office:value-type="float" office:value="0.00001451" calcext:value-type="float">
            <text:p>1.451E-05</text:p>
          </table:table-cell>
          <table:table-cell office:value-type="float" office:value="0.91162051" calcext:value-type="float">
            <text:p>0.91162051</text:p>
          </table:table-cell>
          <table:table-cell office:value-type="float" office:value="0.07949063" calcext:value-type="float">
            <text:p>0.079490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3889764" calcext:value-type="float">
            <text:p>0.93889764</text:p>
          </table:table-cell>
          <table:table-cell office:value-type="float" office:value="0.00227574" calcext:value-type="float">
            <text:p>0.00227574</text:p>
          </table:table-cell>
          <table:table-cell office:value-type="float" office:value="0.01738238" calcext:value-type="float">
            <text:p>0.01738238</text:p>
          </table:table-cell>
          <table:table-cell office:value-type="float" office:value="0.04144425" calcext:value-type="float">
            <text:p>0.04144425</text:p>
          </table:table-cell>
          <table:table-cell office:value-type="float" office:value="0.01134225" calcext:value-type="float">
            <text:p>0.01134225</text:p>
          </table:table-cell>
          <table:table-cell office:value-type="float" office:value="0.91549829" calcext:value-type="float">
            <text:p>0.91549829</text:p>
          </table:table-cell>
          <table:table-cell office:value-type="float" office:value="0.0000000001111" calcext:value-type="float">
            <text:p>1.11E-10</text:p>
          </table:table-cell>
          <table:table-cell office:value-type="float" office:value="0.07315946" calcext:value-type="float">
            <text:p>0.07315946</text:p>
          </table:table-cell>
          <table:table-cell office:value-type="float" office:value="0.00826012" calcext:value-type="float">
            <text:p>0.00826012</text:p>
          </table:table-cell>
          <table:table-cell table:style-name="Default" office:value-type="float" office:value="0.00001396" calcext:value-type="float">
            <text:p>1.396E-05</text:p>
          </table:table-cell>
          <table:table-cell office:value-type="float" office:value="0.91137376" calcext:value-type="float">
            <text:p>0.91137376</text:p>
          </table:table-cell>
          <table:table-cell office:value-type="float" office:value="0.08035216" calcext:value-type="float">
            <text:p>0.080352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3421969" calcext:value-type="float">
            <text:p>0.93421969</text:p>
          </table:table-cell>
          <table:table-cell office:value-type="float" office:value="0.0023385" calcext:value-type="float">
            <text:p>0.0023385</text:p>
          </table:table-cell>
          <table:table-cell office:value-type="float" office:value="0.01854348" calcext:value-type="float">
            <text:p>0.01854348</text:p>
          </table:table-cell>
          <table:table-cell office:value-type="float" office:value="0.04489833" calcext:value-type="float">
            <text:p>0.04489833</text:p>
          </table:table-cell>
          <table:table-cell office:value-type="float" office:value="0.01094331" calcext:value-type="float">
            <text:p>0.01094331</text:p>
          </table:table-cell>
          <table:table-cell office:value-type="float" office:value="0.91220467" calcext:value-type="float">
            <text:p>0.91220467</text:p>
          </table:table-cell>
          <table:table-cell office:value-type="float" office:value="0.000000000115" calcext:value-type="float">
            <text:p>1.15E-10</text:p>
          </table:table-cell>
          <table:table-cell office:value-type="float" office:value="0.07685202" calcext:value-type="float">
            <text:p>0.07685202</text:p>
          </table:table-cell>
          <table:table-cell office:value-type="float" office:value="0.00769902" calcext:value-type="float">
            <text:p>0.00769902</text:p>
          </table:table-cell>
          <table:table-cell table:style-name="Default" office:value-type="float" office:value="0.00001343" calcext:value-type="float">
            <text:p>1.343E-05</text:p>
          </table:table-cell>
          <table:table-cell office:value-type="float" office:value="0.91074541" calcext:value-type="float">
            <text:p>0.91074541</text:p>
          </table:table-cell>
          <table:table-cell office:value-type="float" office:value="0.08154213" calcext:value-type="float">
            <text:p>0.081542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2912117" calcext:value-type="float">
            <text:p>0.92912117</text:p>
          </table:table-cell>
          <table:table-cell office:value-type="float" office:value="0.00240098" calcext:value-type="float">
            <text:p>0.00240098</text:p>
          </table:table-cell>
          <table:table-cell office:value-type="float" office:value="0.01973713" calcext:value-type="float">
            <text:p>0.01973713</text:p>
          </table:table-cell>
          <table:table-cell office:value-type="float" office:value="0.04874072" calcext:value-type="float">
            <text:p>0.04874072</text:p>
          </table:table-cell>
          <table:table-cell office:value-type="float" office:value="0.01055749" calcext:value-type="float">
            <text:p>0.01055749</text:p>
          </table:table-cell>
          <table:table-cell office:value-type="float" office:value="0.90851329" calcext:value-type="float">
            <text:p>0.90851329</text:p>
          </table:table-cell>
          <table:table-cell office:value-type="float" office:value="0.0000000001187" calcext:value-type="float">
            <text:p>1.19E-10</text:p>
          </table:table-cell>
          <table:table-cell office:value-type="float" office:value="0.08092922" calcext:value-type="float">
            <text:p>0.08092922</text:p>
          </table:table-cell>
          <table:table-cell office:value-type="float" office:value="0.00718588" calcext:value-type="float">
            <text:p>0.00718588</text:p>
          </table:table-cell>
          <table:table-cell table:style-name="Default" office:value-type="float" office:value="0.00001294" calcext:value-type="float">
            <text:p>1.294E-05</text:p>
          </table:table-cell>
          <table:table-cell office:value-type="float" office:value="0.90972718" calcext:value-type="float">
            <text:p>0.90972718</text:p>
          </table:table-cell>
          <table:table-cell office:value-type="float" office:value="0.08307399" calcext:value-type="float">
            <text:p>0.0830739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2356" calcext:value-type="float">
            <text:p>0.92356</text:p>
          </table:table-cell>
          <table:table-cell office:value-type="float" office:value="0.00246292" calcext:value-type="float">
            <text:p>0.00246292</text:p>
          </table:table-cell>
          <table:table-cell office:value-type="float" office:value="0.02095872" calcext:value-type="float">
            <text:p>0.02095872</text:p>
          </table:table-cell>
          <table:table-cell office:value-type="float" office:value="0.05301836" calcext:value-type="float">
            <text:p>0.05301836</text:p>
          </table:table-cell>
          <table:table-cell office:value-type="float" office:value="0.01018391" calcext:value-type="float">
            <text:p>0.01018391</text:p>
          </table:table-cell>
          <table:table-cell office:value-type="float" office:value="0.90438794" calcext:value-type="float">
            <text:p>0.90438794</text:p>
          </table:table-cell>
          <table:table-cell office:value-type="float" office:value="0.0000000001223" calcext:value-type="float">
            <text:p>1.22E-10</text:p>
          </table:table-cell>
          <table:table-cell office:value-type="float" office:value="0.08542815" calcext:value-type="float">
            <text:p>0.08542815</text:p>
          </table:table-cell>
          <table:table-cell office:value-type="float" office:value="0.00671604" calcext:value-type="float">
            <text:p>0.00671604</text:p>
          </table:table-cell>
          <table:table-cell table:style-name="Default" office:value-type="float" office:value="0.00001248" calcext:value-type="float">
            <text:p>1.248E-05</text:p>
          </table:table-cell>
          <table:table-cell office:value-type="float" office:value="0.90830648" calcext:value-type="float">
            <text:p>0.90830648</text:p>
          </table:table-cell>
          <table:table-cell office:value-type="float" office:value="0.08496499" calcext:value-type="float">
            <text:p>0.0849649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1748928" calcext:value-type="float">
            <text:p>0.91748928</text:p>
          </table:table-cell>
          <table:table-cell office:value-type="float" office:value="0.00252405" calcext:value-type="float">
            <text:p>0.00252405</text:p>
          </table:table-cell>
          <table:table-cell office:value-type="float" office:value="0.02220276" calcext:value-type="float">
            <text:p>0.02220276</text:p>
          </table:table-cell>
          <table:table-cell office:value-type="float" office:value="0.05778391" calcext:value-type="float">
            <text:p>0.05778391</text:p>
          </table:table-cell>
          <table:table-cell office:value-type="float" office:value="0.00982174" calcext:value-type="float">
            <text:p>0.00982174</text:p>
          </table:table-cell>
          <table:table-cell office:value-type="float" office:value="0.89978838" calcext:value-type="float">
            <text:p>0.89978838</text:p>
          </table:table-cell>
          <table:table-cell office:value-type="float" office:value="0.0000000001258" calcext:value-type="float">
            <text:p>1.26E-10</text:p>
          </table:table-cell>
          <table:table-cell office:value-type="float" office:value="0.09038988" calcext:value-type="float">
            <text:p>0.09038988</text:p>
          </table:table-cell>
          <table:table-cell office:value-type="float" office:value="0.00628531" calcext:value-type="float">
            <text:p>0.00628531</text:p>
          </table:table-cell>
          <table:table-cell table:style-name="Default" office:value-type="float" office:value="0.00001205" calcext:value-type="float">
            <text:p>1.205E-05</text:p>
          </table:table-cell>
          <table:table-cell office:value-type="float" office:value="0.90646624" calcext:value-type="float">
            <text:p>0.90646624</text:p>
          </table:table-cell>
          <table:table-cell office:value-type="float" office:value="0.0872364" calcext:value-type="float">
            <text:p>0.08723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1085677" calcext:value-type="float">
            <text:p>0.91085677</text:p>
          </table:table-cell>
          <table:table-cell office:value-type="float" office:value="0.00258405" calcext:value-type="float">
            <text:p>0.00258405</text:p>
          </table:table-cell>
          <table:table-cell office:value-type="float" office:value="0.02346285" calcext:value-type="float">
            <text:p>0.02346285</text:p>
          </table:table-cell>
          <table:table-cell office:value-type="float" office:value="0.06309633" calcext:value-type="float">
            <text:p>0.06309633</text:p>
          </table:table-cell>
          <table:table-cell office:value-type="float" office:value="0.00947016" calcext:value-type="float">
            <text:p>0.00947016</text:p>
          </table:table-cell>
          <table:table-cell office:value-type="float" office:value="0.89467004" calcext:value-type="float">
            <text:p>0.89467004</text:p>
          </table:table-cell>
          <table:table-cell office:value-type="float" office:value="0.0000000001291" calcext:value-type="float">
            <text:p>1.29E-10</text:p>
          </table:table-cell>
          <table:table-cell office:value-type="float" office:value="0.09585981" calcext:value-type="float">
            <text:p>0.09585981</text:p>
          </table:table-cell>
          <table:table-cell office:value-type="float" office:value="0.00588989" calcext:value-type="float">
            <text:p>0.00588989</text:p>
          </table:table-cell>
          <table:table-cell table:style-name="Default" office:value-type="float" office:value="0.00001165" calcext:value-type="float">
            <text:p>1.165E-05</text:p>
          </table:table-cell>
          <table:table-cell office:value-type="float" office:value="0.90418462" calcext:value-type="float">
            <text:p>0.90418462</text:p>
          </table:table-cell>
          <table:table-cell office:value-type="float" office:value="0.08991384" calcext:value-type="float">
            <text:p>0.089913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0360447" calcext:value-type="float">
            <text:p>0.90360447</text:p>
          </table:table-cell>
          <table:table-cell office:value-type="float" office:value="0.00264256" calcext:value-type="float">
            <text:p>0.00264256</text:p>
          </table:table-cell>
          <table:table-cell office:value-type="float" office:value="0.02473159" calcext:value-type="float">
            <text:p>0.02473159</text:p>
          </table:table-cell>
          <table:table-cell office:value-type="float" office:value="0.06902138" calcext:value-type="float">
            <text:p>0.06902138</text:p>
          </table:table-cell>
          <table:table-cell office:value-type="float" office:value="0.00912835" calcext:value-type="float">
            <text:p>0.00912835</text:p>
          </table:table-cell>
          <table:table-cell office:value-type="float" office:value="0.88898372" calcext:value-type="float">
            <text:p>0.88898372</text:p>
          </table:table-cell>
          <table:table-cell office:value-type="float" office:value="0.0000000001322" calcext:value-type="float">
            <text:p>1.32E-10</text:p>
          </table:table-cell>
          <table:table-cell office:value-type="float" office:value="0.10188793" calcext:value-type="float">
            <text:p>0.10188793</text:p>
          </table:table-cell>
          <table:table-cell office:value-type="float" office:value="0.00552639" calcext:value-type="float">
            <text:p>0.00552639</text:p>
          </table:table-cell>
          <table:table-cell table:style-name="Default" office:value-type="float" office:value="0.00001127" calcext:value-type="float">
            <text:p>1.127E-05</text:p>
          </table:table-cell>
          <table:table-cell office:value-type="float" office:value="0.90143473" calcext:value-type="float">
            <text:p>0.90143473</text:p>
          </table:table-cell>
          <table:table-cell office:value-type="float" office:value="0.09302762" calcext:value-type="float">
            <text:p>0.0930276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9566807" calcext:value-type="float">
            <text:p>0.89566807</text:p>
          </table:table-cell>
          <table:table-cell office:value-type="float" office:value="0.00269918" calcext:value-type="float">
            <text:p>0.00269918</text:p>
          </table:table-cell>
          <table:table-cell office:value-type="float" office:value="0.02600053" calcext:value-type="float">
            <text:p>0.02600053</text:p>
          </table:table-cell>
          <table:table-cell office:value-type="float" office:value="0.07563221" calcext:value-type="float">
            <text:p>0.07563221</text:p>
          </table:table-cell>
          <table:table-cell office:value-type="float" office:value="0.00879551" calcext:value-type="float">
            <text:p>0.00879551</text:p>
          </table:table-cell>
          <table:table-cell office:value-type="float" office:value="0.88267536" calcext:value-type="float">
            <text:p>0.88267536</text:p>
          </table:table-cell>
          <table:table-cell office:value-type="float" office:value="0.0000000001351" calcext:value-type="float">
            <text:p>1.35E-10</text:p>
          </table:table-cell>
          <table:table-cell office:value-type="float" office:value="0.10852912" calcext:value-type="float">
            <text:p>0.10852912</text:p>
          </table:table-cell>
          <table:table-cell office:value-type="float" office:value="0.00519172" calcext:value-type="float">
            <text:p>0.00519172</text:p>
          </table:table-cell>
          <table:table-cell table:style-name="Default" office:value-type="float" office:value="0.00001091" calcext:value-type="float">
            <text:p>1.091E-05</text:p>
          </table:table-cell>
          <table:table-cell office:value-type="float" office:value="0.89818427" calcext:value-type="float">
            <text:p>0.89818427</text:p>
          </table:table-cell>
          <table:table-cell office:value-type="float" office:value="0.09661311" calcext:value-type="float">
            <text:p>0.096613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8697662" calcext:value-type="float">
            <text:p>0.88697662</text:p>
          </table:table-cell>
          <table:table-cell office:value-type="float" office:value="0.00275345" calcext:value-type="float">
            <text:p>0.00275345</text:p>
          </table:table-cell>
          <table:table-cell office:value-type="float" office:value="0.02726008" calcext:value-type="float">
            <text:p>0.02726008</text:p>
          </table:table-cell>
          <table:table-cell office:value-type="float" office:value="0.08300984" calcext:value-type="float">
            <text:p>0.08300984</text:p>
          </table:table-cell>
          <table:table-cell office:value-type="float" office:value="0.00847087" calcext:value-type="float">
            <text:p>0.00847087</text:p>
          </table:table-cell>
          <table:table-cell office:value-type="float" office:value="0.87568581" calcext:value-type="float">
            <text:p>0.87568581</text:p>
          </table:table-cell>
          <table:table-cell office:value-type="float" office:value="0.0000000001378" calcext:value-type="float">
            <text:p>1.38E-10</text:p>
          </table:table-cell>
          <table:table-cell office:value-type="float" office:value="0.11584332" calcext:value-type="float">
            <text:p>0.11584332</text:p>
          </table:table-cell>
          <table:table-cell office:value-type="float" office:value="0.00488309" calcext:value-type="float">
            <text:p>0.00488309</text:p>
          </table:table-cell>
          <table:table-cell table:style-name="Default" office:value-type="float" office:value="0.00001057" calcext:value-type="float">
            <text:p>1.057E-05</text:p>
          </table:table-cell>
          <table:table-cell office:value-type="float" office:value="0.89439512" calcext:value-type="float">
            <text:p>0.89439512</text:p>
          </table:table-cell>
          <table:table-cell office:value-type="float" office:value="0.10071122" calcext:value-type="float">
            <text:p>0.1007112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774522" calcext:value-type="float">
            <text:p>0.8774522</text:p>
          </table:table-cell>
          <table:table-cell office:value-type="float" office:value="0.00280486" calcext:value-type="float">
            <text:p>0.00280486</text:p>
          </table:table-cell>
          <table:table-cell office:value-type="float" office:value="0.02849947" calcext:value-type="float">
            <text:p>0.02849947</text:p>
          </table:table-cell>
          <table:table-cell office:value-type="float" office:value="0.09124347" calcext:value-type="float">
            <text:p>0.09124347</text:p>
          </table:table-cell>
          <table:table-cell office:value-type="float" office:value="0.00815366" calcext:value-type="float">
            <text:p>0.00815366</text:p>
          </table:table-cell>
          <table:table-cell office:value-type="float" office:value="0.86795066" calcext:value-type="float">
            <text:p>0.86795066</text:p>
          </table:table-cell>
          <table:table-cell office:value-type="float" office:value="0.0000000001402" calcext:value-type="float">
            <text:p>1.40E-10</text:p>
          </table:table-cell>
          <table:table-cell office:value-type="float" office:value="0.12389568" calcext:value-type="float">
            <text:p>0.12389568</text:p>
          </table:table-cell>
          <table:table-cell office:value-type="float" office:value="0.004598" calcext:value-type="float">
            <text:p>0.004598</text:p>
          </table:table-cell>
          <table:table-cell table:style-name="Default" office:value-type="float" office:value="0.00001025" calcext:value-type="float">
            <text:p>1.025E-05</text:p>
          </table:table-cell>
          <table:table-cell office:value-type="float" office:value="0.8900229" calcext:value-type="float">
            <text:p>0.8900229</text:p>
          </table:table-cell>
          <table:table-cell office:value-type="float" office:value="0.10536886" calcext:value-type="float">
            <text:p>0.1053688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6700981" calcext:value-type="float">
            <text:p>0.86700981</text:p>
          </table:table-cell>
          <table:table-cell office:value-type="float" office:value="0.00285284" calcext:value-type="float">
            <text:p>0.00285284</text:p>
          </table:table-cell>
          <table:table-cell office:value-type="float" office:value="0.02970667" calcext:value-type="float">
            <text:p>0.02970667</text:p>
          </table:table-cell>
          <table:table-cell office:value-type="float" office:value="0.10043069" calcext:value-type="float">
            <text:p>0.10043069</text:p>
          </table:table-cell>
          <table:table-cell office:value-type="float" office:value="0.00784311" calcext:value-type="float">
            <text:p>0.00784311</text:p>
          </table:table-cell>
          <table:table-cell office:value-type="float" office:value="0.85940029" calcext:value-type="float">
            <text:p>0.85940029</text:p>
          </table:table-cell>
          <table:table-cell office:value-type="float" office:value="0.0000000001422" calcext:value-type="float">
            <text:p>1.42E-10</text:p>
          </table:table-cell>
          <table:table-cell office:value-type="float" office:value="0.1327566" calcext:value-type="float">
            <text:p>0.1327566</text:p>
          </table:table-cell>
          <table:table-cell office:value-type="float" office:value="0.00433413" calcext:value-type="float">
            <text:p>0.00433413</text:p>
          </table:table-cell>
          <table:table-cell office:value-type="float" office:value="0.000009941" calcext:value-type="float">
            <text:p>9.94E-06</text:p>
          </table:table-cell>
          <table:table-cell office:value-type="float" office:value="0.88501649" calcext:value-type="float">
            <text:p>0.88501649</text:p>
          </table:table-cell>
          <table:table-cell office:value-type="float" office:value="0.11063944" calcext:value-type="float">
            <text:p>0.1106394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5555746" calcext:value-type="float">
            <text:p>0.85555746</text:p>
          </table:table-cell>
          <table:table-cell office:value-type="float" office:value="0.00289673" calcext:value-type="float">
            <text:p>0.00289673</text:p>
          </table:table-cell>
          <table:table-cell office:value-type="float" office:value="0.0308684" calcext:value-type="float">
            <text:p>0.0308684</text:p>
          </table:table-cell>
          <table:table-cell office:value-type="float" office:value="0.1106774" calcext:value-type="float">
            <text:p>0.1106774</text:p>
          </table:table-cell>
          <table:table-cell office:value-type="float" office:value="0.00753849" calcext:value-type="float">
            <text:p>0.00753849</text:p>
          </table:table-cell>
          <table:table-cell office:value-type="float" office:value="0.84995995" calcext:value-type="float">
            <text:p>0.84995995</text:p>
          </table:table-cell>
          <table:table-cell office:value-type="float" office:value="0.000000000144" calcext:value-type="float">
            <text:p>1.44E-10</text:p>
          </table:table-cell>
          <table:table-cell office:value-type="float" office:value="0.14250156" calcext:value-type="float">
            <text:p>0.14250156</text:p>
          </table:table-cell>
          <table:table-cell office:value-type="float" office:value="0.00408942" calcext:value-type="float">
            <text:p>0.00408942</text:p>
          </table:table-cell>
          <table:table-cell office:value-type="float" office:value="0.000009652" calcext:value-type="float">
            <text:p>9.65E-06</text:p>
          </table:table-cell>
          <table:table-cell office:value-type="float" office:value="0.87931755" calcext:value-type="float">
            <text:p>0.87931755</text:p>
          </table:table-cell>
          <table:table-cell office:value-type="float" office:value="0.11658338" calcext:value-type="float">
            <text:p>0.116583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4299669" calcext:value-type="float">
            <text:p>0.84299669</text:p>
          </table:table-cell>
          <table:table-cell office:value-type="float" office:value="0.00293585" calcext:value-type="float">
            <text:p>0.00293585</text:p>
          </table:table-cell>
          <table:table-cell office:value-type="float" office:value="0.03197012" calcext:value-type="float">
            <text:p>0.03197012</text:p>
          </table:table-cell>
          <table:table-cell office:value-type="float" office:value="0.12209734" calcext:value-type="float">
            <text:p>0.12209734</text:p>
          </table:table-cell>
          <table:table-cell office:value-type="float" office:value="0.00723909" calcext:value-type="float">
            <text:p>0.00723909</text:p>
          </table:table-cell>
          <table:table-cell office:value-type="float" office:value="0.83955011" calcext:value-type="float">
            <text:p>0.83955011</text:p>
          </table:table-cell>
          <table:table-cell office:value-type="float" office:value="0.0000000001453" calcext:value-type="float">
            <text:p>1.45E-10</text:p>
          </table:table-cell>
          <table:table-cell office:value-type="float" office:value="0.1532108" calcext:value-type="float">
            <text:p>0.1532108</text:p>
          </table:table-cell>
          <table:table-cell office:value-type="float" office:value="0.00386195" calcext:value-type="float">
            <text:p>0.00386195</text:p>
          </table:table-cell>
          <table:table-cell office:value-type="float" office:value="0.000009376" calcext:value-type="float">
            <text:p>9.38E-06</text:p>
          </table:table-cell>
          <table:table-cell office:value-type="float" office:value="0.87286002" calcext:value-type="float">
            <text:p>0.87286002</text:p>
          </table:table-cell>
          <table:table-cell office:value-type="float" office:value="0.12326865" calcext:value-type="float">
            <text:p>0.123268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2922344" calcext:value-type="float">
            <text:p>0.82922344</text:p>
          </table:table-cell>
          <table:table-cell office:value-type="float" office:value="0.00296942" calcext:value-type="float">
            <text:p>0.00296942</text:p>
          </table:table-cell>
          <table:table-cell office:value-type="float" office:value="0.03299603" calcext:value-type="float">
            <text:p>0.03299603</text:p>
          </table:table-cell>
          <table:table-cell office:value-type="float" office:value="0.13481111" calcext:value-type="float">
            <text:p>0.13481111</text:p>
          </table:table-cell>
          <table:table-cell office:value-type="float" office:value="0.0069442" calcext:value-type="float">
            <text:p>0.0069442</text:p>
          </table:table-cell>
          <table:table-cell office:value-type="float" office:value="0.82808714" calcext:value-type="float">
            <text:p>0.82808714</text:p>
          </table:table-cell>
          <table:table-cell office:value-type="float" office:value="0.0000000001463" calcext:value-type="float">
            <text:p>1.46E-10</text:p>
          </table:table-cell>
          <table:table-cell office:value-type="float" office:value="0.16496866" calcext:value-type="float">
            <text:p>0.16496866</text:p>
          </table:table-cell>
          <table:table-cell office:value-type="float" office:value="0.00365" calcext:value-type="float">
            <text:p>0.00365</text:p>
          </table:table-cell>
          <table:table-cell office:value-type="float" office:value="0.000009111" calcext:value-type="float">
            <text:p>9.11E-06</text:p>
          </table:table-cell>
          <table:table-cell office:value-type="float" office:value="0.8655697" calcext:value-type="float">
            <text:p>0.8655697</text:p>
          </table:table-cell>
          <table:table-cell office:value-type="float" office:value="0.13077119" calcext:value-type="float">
            <text:p>0.1307711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1412962" calcext:value-type="float">
            <text:p>0.81412962</text:p>
          </table:table-cell>
          <table:table-cell office:value-type="float" office:value="0.00299658" calcext:value-type="float">
            <text:p>0.00299658</text:p>
          </table:table-cell>
          <table:table-cell office:value-type="float" office:value="0.03392922" calcext:value-type="float">
            <text:p>0.03392922</text:p>
          </table:table-cell>
          <table:table-cell office:value-type="float" office:value="0.14894457" calcext:value-type="float">
            <text:p>0.14894457</text:p>
          </table:table-cell>
          <table:table-cell office:value-type="float" office:value="0.00665316" calcext:value-type="float">
            <text:p>0.00665316</text:p>
          </table:table-cell>
          <table:table-cell office:value-type="float" office:value="0.81548422" calcext:value-type="float">
            <text:p>0.81548422</text:p>
          </table:table-cell>
          <table:table-cell office:value-type="float" office:value="0.0000000001468" calcext:value-type="float">
            <text:p>1.47E-10</text:p>
          </table:table-cell>
          <table:table-cell office:value-type="float" office:value="0.17786261" calcext:value-type="float">
            <text:p>0.17786261</text:p>
          </table:table-cell>
          <table:table-cell office:value-type="float" office:value="0.00345196" calcext:value-type="float">
            <text:p>0.00345196</text:p>
          </table:table-cell>
          <table:table-cell office:value-type="float" office:value="0.000008857" calcext:value-type="float">
            <text:p>8.86E-06</text:p>
          </table:table-cell>
          <table:table-cell office:value-type="float" office:value="0.85736392" calcext:value-type="float">
            <text:p>0.85736392</text:p>
          </table:table-cell>
          <table:table-cell office:value-type="float" office:value="0.13917526" calcext:value-type="float">
            <text:p>0.139175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976054" calcext:value-type="float">
            <text:p>0.7976054</text:p>
          </table:table-cell>
          <table:table-cell office:value-type="float" office:value="0.00301645" calcext:value-type="float">
            <text:p>0.00301645</text:p>
          </table:table-cell>
          <table:table-cell office:value-type="float" office:value="0.03475178" calcext:value-type="float">
            <text:p>0.03475178</text:p>
          </table:table-cell>
          <table:table-cell office:value-type="float" office:value="0.16462638" calcext:value-type="float">
            <text:p>0.16462638</text:p>
          </table:table-cell>
          <table:table-cell office:value-type="float" office:value="0.00636537" calcext:value-type="float">
            <text:p>0.00636537</text:p>
          </table:table-cell>
          <table:table-cell office:value-type="float" office:value="0.80165279" calcext:value-type="float">
            <text:p>0.80165279</text:p>
          </table:table-cell>
          <table:table-cell office:value-type="float" office:value="0.0000000001468" calcext:value-type="float">
            <text:p>1.47E-10</text:p>
          </table:table-cell>
          <table:table-cell office:value-type="float" office:value="0.19198185" calcext:value-type="float">
            <text:p>0.19198185</text:p>
          </table:table-cell>
          <table:table-cell office:value-type="float" office:value="0.00326637" calcext:value-type="float">
            <text:p>0.00326637</text:p>
          </table:table-cell>
          <table:table-cell office:value-type="float" office:value="0.000008611" calcext:value-type="float">
            <text:p>8.61E-06</text:p>
          </table:table-cell>
          <table:table-cell office:value-type="float" office:value="0.84815136" calcext:value-type="float">
            <text:p>0.84815136</text:p>
          </table:table-cell>
          <table:table-cell office:value-type="float" office:value="0.14857366" calcext:value-type="float">
            <text:p>0.148573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7954235" calcext:value-type="float">
            <text:p>0.77954235</text:p>
          </table:table-cell>
          <table:table-cell office:value-type="float" office:value="0.00302807" calcext:value-type="float">
            <text:p>0.00302807</text:p>
          </table:table-cell>
          <table:table-cell office:value-type="float" office:value="0.03544505" calcext:value-type="float">
            <text:p>0.03544505</text:p>
          </table:table-cell>
          <table:table-cell office:value-type="float" office:value="0.18198453" calcext:value-type="float">
            <text:p>0.18198453</text:p>
          </table:table-cell>
          <table:table-cell office:value-type="float" office:value="0.00608024" calcext:value-type="float">
            <text:p>0.00608024</text:p>
          </table:table-cell>
          <table:table-cell office:value-type="float" office:value="0.78650444" calcext:value-type="float">
            <text:p>0.78650444</text:p>
          </table:table-cell>
          <table:table-cell office:value-type="float" office:value="0.0000000001463" calcext:value-type="float">
            <text:p>1.46E-10</text:p>
          </table:table-cell>
          <table:table-cell office:value-type="float" office:value="0.20741532" calcext:value-type="float">
            <text:p>0.20741532</text:p>
          </table:table-cell>
          <table:table-cell office:value-type="float" office:value="0.00309187" calcext:value-type="float">
            <text:p>0.00309187</text:p>
          </table:table-cell>
          <table:table-cell office:value-type="float" office:value="0.000008372" calcext:value-type="float">
            <text:p>8.37E-06</text:p>
          </table:table-cell>
          <table:table-cell office:value-type="float" office:value="0.83783208" calcext:value-type="float">
            <text:p>0.83783208</text:p>
          </table:table-cell>
          <table:table-cell office:value-type="float" office:value="0.15906767" calcext:value-type="float">
            <text:p>0.1590676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5983775" calcext:value-type="float">
            <text:p>0.75983775</text:p>
          </table:table-cell>
          <table:table-cell office:value-type="float" office:value="0.00303045" calcext:value-type="float">
            <text:p>0.00303045</text:p>
          </table:table-cell>
          <table:table-cell office:value-type="float" office:value="0.03599002" calcext:value-type="float">
            <text:p>0.03599002</text:p>
          </table:table-cell>
          <table:table-cell office:value-type="float" office:value="0.20114178" calcext:value-type="float">
            <text:p>0.20114178</text:p>
          </table:table-cell>
          <table:table-cell office:value-type="float" office:value="0.00579728" calcext:value-type="float">
            <text:p>0.00579728</text:p>
          </table:table-cell>
          <table:table-cell office:value-type="float" office:value="0.76995348" calcext:value-type="float">
            <text:p>0.76995348</text:p>
          </table:table-cell>
          <table:table-cell office:value-type="float" office:value="0.0000000001453" calcext:value-type="float">
            <text:p>1.45E-10</text:p>
          </table:table-cell>
          <table:table-cell office:value-type="float" office:value="0.22424924" calcext:value-type="float">
            <text:p>0.22424924</text:p>
          </table:table-cell>
          <table:table-cell office:value-type="float" office:value="0.00292723" calcext:value-type="float">
            <text:p>0.00292723</text:p>
          </table:table-cell>
          <table:table-cell office:value-type="float" office:value="0.000008138" calcext:value-type="float">
            <text:p>8.14E-06</text:p>
          </table:table-cell>
          <table:table-cell office:value-type="float" office:value="0.82629803" calcext:value-type="float">
            <text:p>0.82629803</text:p>
          </table:table-cell>
          <table:table-cell office:value-type="float" office:value="0.17076661" calcext:value-type="float">
            <text:p>0.1707666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73839997" calcext:value-type="float">
            <text:p>0.73839997</text:p>
          </table:table-cell>
          <table:table-cell office:value-type="float" office:value="0.00302259" calcext:value-type="float">
            <text:p>0.00302259</text:p>
          </table:table-cell>
          <table:table-cell office:value-type="float" office:value="0.03636777" calcext:value-type="float">
            <text:p>0.03636777</text:p>
          </table:table-cell>
          <table:table-cell office:value-type="float" office:value="0.22220967" calcext:value-type="float">
            <text:p>0.22220967</text:p>
          </table:table-cell>
          <table:table-cell office:value-type="float" office:value="0.00551607" calcext:value-type="float">
            <text:p>0.00551607</text:p>
          </table:table-cell>
          <table:table-cell office:value-type="float" office:value="0.75192008" calcext:value-type="float">
            <text:p>0.75192008</text:p>
          </table:table-cell>
          <table:table-cell office:value-type="float" office:value="0.0000000001438" calcext:value-type="float">
            <text:p>1.44E-10</text:p>
          </table:table-cell>
          <table:table-cell office:value-type="float" office:value="0.24256386" calcext:value-type="float">
            <text:p>0.24256386</text:p>
          </table:table-cell>
          <table:table-cell office:value-type="float" office:value="0.00277126" calcext:value-type="float">
            <text:p>0.00277126</text:p>
          </table:table-cell>
          <table:table-cell office:value-type="float" office:value="0.000007908" calcext:value-type="float">
            <text:p>7.91E-06</text:p>
          </table:table-cell>
          <table:table-cell office:value-type="float" office:value="0.8134339" calcext:value-type="float">
            <text:p>0.8134339</text:p>
          </table:table-cell>
          <table:table-cell office:value-type="float" office:value="0.18378693" calcext:value-type="float">
            <text:p>0.183786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71515501" calcext:value-type="float">
            <text:p>0.71515501</text:p>
          </table:table-cell>
          <table:table-cell office:value-type="float" office:value="0.00300353" calcext:value-type="float">
            <text:p>0.00300353</text:p>
          </table:table-cell>
          <table:table-cell office:value-type="float" office:value="0.03656009" calcext:value-type="float">
            <text:p>0.03656009</text:p>
          </table:table-cell>
          <table:table-cell office:value-type="float" office:value="0.24528137" calcext:value-type="float">
            <text:p>0.24528137</text:p>
          </table:table-cell>
          <table:table-cell office:value-type="float" office:value="0.00523628" calcext:value-type="float">
            <text:p>0.00523628</text:p>
          </table:table-cell>
          <table:table-cell office:value-type="float" office:value="0.7323342" calcext:value-type="float">
            <text:p>0.7323342</text:p>
          </table:table-cell>
          <table:table-cell office:value-type="float" office:value="0.0000000001417" calcext:value-type="float">
            <text:p>1.42E-10</text:p>
          </table:table-cell>
          <table:table-cell office:value-type="float" office:value="0.26242952" calcext:value-type="float">
            <text:p>0.26242952</text:p>
          </table:table-cell>
          <table:table-cell office:value-type="float" office:value="0.00262292" calcext:value-type="float">
            <text:p>0.00262292</text:p>
          </table:table-cell>
          <table:table-cell office:value-type="float" office:value="0.000007679" calcext:value-type="float">
            <text:p>7.68E-06</text:p>
          </table:table-cell>
          <table:table-cell office:value-type="float" office:value="0.79911875" calcext:value-type="float">
            <text:p>0.79911875</text:p>
          </table:table-cell>
          <table:table-cell office:value-type="float" office:value="0.19825065" calcext:value-type="float">
            <text:p>0.1982506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9005419" calcext:value-type="float">
            <text:p>0.69005419</text:p>
          </table:table-cell>
          <table:table-cell office:value-type="float" office:value="0.00297236" calcext:value-type="float">
            <text:p>0.00297236</text:p>
          </table:table-cell>
          <table:table-cell office:value-type="float" office:value="0.03655029" calcext:value-type="float">
            <text:p>0.03655029</text:p>
          </table:table-cell>
          <table:table-cell office:value-type="float" office:value="0.27042316" calcext:value-type="float">
            <text:p>0.27042316</text:p>
          </table:table-cell>
          <table:table-cell office:value-type="float" office:value="0.00495773" calcext:value-type="float">
            <text:p>0.00495773</text:p>
          </table:table-cell>
          <table:table-cell office:value-type="float" office:value="0.71114019" calcext:value-type="float">
            <text:p>0.71114019</text:p>
          </table:table-cell>
          <table:table-cell office:value-type="float" office:value="0.000000000139" calcext:value-type="float">
            <text:p>1.39E-10</text:p>
          </table:table-cell>
          <table:table-cell office:value-type="float" office:value="0.28390209" calcext:value-type="float">
            <text:p>0.28390209</text:p>
          </table:table-cell>
          <table:table-cell office:value-type="float" office:value="0.0024812" calcext:value-type="float">
            <text:p>0.0024812</text:p>
          </table:table-cell>
          <table:table-cell office:value-type="float" office:value="0.00000745" calcext:value-type="float">
            <text:p>7.45E-06</text:p>
          </table:table-cell>
          <table:table-cell office:value-type="float" office:value="0.78322844" calcext:value-type="float">
            <text:p>0.78322844</text:p>
          </table:table-cell>
          <table:table-cell office:value-type="float" office:value="0.21428291" calcext:value-type="float">
            <text:p>0.2142829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6308261" calcext:value-type="float">
            <text:p>0.66308261</text:p>
          </table:table-cell>
          <table:table-cell office:value-type="float" office:value="0.00292829" calcext:value-type="float">
            <text:p>0.00292829</text:p>
          </table:table-cell>
          <table:table-cell office:value-type="float" office:value="0.03632404" calcext:value-type="float">
            <text:p>0.03632404</text:p>
          </table:table-cell>
          <table:table-cell office:value-type="float" office:value="0.29766505" calcext:value-type="float">
            <text:p>0.29766505</text:p>
          </table:table-cell>
          <table:table-cell office:value-type="float" office:value="0.00468034" calcext:value-type="float">
            <text:p>0.00468034</text:p>
          </table:table-cell>
          <table:table-cell office:value-type="float" office:value="0.68830195" calcext:value-type="float">
            <text:p>0.68830195</text:p>
          </table:table-cell>
          <table:table-cell office:value-type="float" office:value="0.0000000001357" calcext:value-type="float">
            <text:p>1.36E-10</text:p>
          </table:table-cell>
          <table:table-cell office:value-type="float" office:value="0.3070177" calcext:value-type="float">
            <text:p>0.3070177</text:p>
          </table:table-cell>
          <table:table-cell office:value-type="float" office:value="0.00234519" calcext:value-type="float">
            <text:p>0.00234519</text:p>
          </table:table-cell>
          <table:table-cell office:value-type="float" office:value="0.00000722" calcext:value-type="float">
            <text:p>7.22E-06</text:p>
          </table:table-cell>
          <table:table-cell office:value-type="float" office:value="0.76563913" calcext:value-type="float">
            <text:p>0.76563913</text:p>
          </table:table-cell>
          <table:table-cell office:value-type="float" office:value="0.23200846" calcext:value-type="float">
            <text:p>0.2320084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3426793" calcext:value-type="float">
            <text:p>0.63426793</text:p>
          </table:table-cell>
          <table:table-cell office:value-type="float" office:value="0.00287071" calcext:value-type="float">
            <text:p>0.00287071</text:p>
          </table:table-cell>
          <table:table-cell office:value-type="float" office:value="0.03587043" calcext:value-type="float">
            <text:p>0.03587043</text:p>
          </table:table-cell>
          <table:table-cell office:value-type="float" office:value="0.32699092" calcext:value-type="float">
            <text:p>0.32699092</text:p>
          </table:table-cell>
          <table:table-cell office:value-type="float" office:value="0.00440424" calcext:value-type="float">
            <text:p>0.00440424</text:p>
          </table:table-cell>
          <table:table-cell office:value-type="float" office:value="0.66380869" calcext:value-type="float">
            <text:p>0.66380869</text:p>
          </table:table-cell>
          <table:table-cell office:value-type="float" office:value="0.0000000001318" calcext:value-type="float">
            <text:p>1.32E-10</text:p>
          </table:table-cell>
          <table:table-cell office:value-type="float" office:value="0.33178707" calcext:value-type="float">
            <text:p>0.33178707</text:p>
          </table:table-cell>
          <table:table-cell office:value-type="float" office:value="0.00221407" calcext:value-type="float">
            <text:p>0.00221407</text:p>
          </table:table-cell>
          <table:table-cell office:value-type="float" office:value="0.000006985" calcext:value-type="float">
            <text:p>6.99E-06</text:p>
          </table:table-cell>
          <table:table-cell office:value-type="float" office:value="0.74623202" calcext:value-type="float">
            <text:p>0.74623202</text:p>
          </table:table-cell>
          <table:table-cell office:value-type="float" office:value="0.25154693" calcext:value-type="float">
            <text:p>0.2515469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0368874" calcext:value-type="float">
            <text:p>0.60368874</text:p>
          </table:table-cell>
          <table:table-cell office:value-type="float" office:value="0.00279926" calcext:value-type="float">
            <text:p>0.00279926</text:p>
          </table:table-cell>
          <table:table-cell office:value-type="float" office:value="0.03518298" calcext:value-type="float">
            <text:p>0.03518298</text:p>
          </table:table-cell>
          <table:table-cell office:value-type="float" office:value="0.35832902" calcext:value-type="float">
            <text:p>0.35832902</text:p>
          </table:table-cell>
          <table:table-cell office:value-type="float" office:value="0.0041297" calcext:value-type="float">
            <text:p>0.0041297</text:p>
          </table:table-cell>
          <table:table-cell office:value-type="float" office:value="0.63768071" calcext:value-type="float">
            <text:p>0.63768071</text:p>
          </table:table-cell>
          <table:table-cell office:value-type="float" office:value="0.0000000001274" calcext:value-type="float">
            <text:p>1.27E-10</text:p>
          </table:table-cell>
          <table:table-cell office:value-type="float" office:value="0.35818959" calcext:value-type="float">
            <text:p>0.35818959</text:p>
          </table:table-cell>
          <table:table-cell office:value-type="float" office:value="0.00208708" calcext:value-type="float">
            <text:p>0.00208708</text:p>
          </table:table-cell>
          <table:table-cell office:value-type="float" office:value="0.000006746" calcext:value-type="float">
            <text:p>6.75E-06</text:p>
          </table:table-cell>
          <table:table-cell office:value-type="float" office:value="0.72489952" calcext:value-type="float">
            <text:p>0.72489952</text:p>
          </table:table-cell>
          <table:table-cell office:value-type="float" office:value="0.27300665" calcext:value-type="float">
            <text:p>0.2730066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7148165" calcext:value-type="float">
            <text:p>0.57148165</text:p>
          </table:table-cell>
          <table:table-cell office:value-type="float" office:value="0.00271386" calcext:value-type="float">
            <text:p>0.00271386</text:p>
          </table:table-cell>
          <table:table-cell office:value-type="float" office:value="0.03426067" calcext:value-type="float">
            <text:p>0.03426067</text:p>
          </table:table-cell>
          <table:table-cell office:value-type="float" office:value="0.39154382" calcext:value-type="float">
            <text:p>0.39154382</text:p>
          </table:table-cell>
          <table:table-cell office:value-type="float" office:value="0.0038572" calcext:value-type="float">
            <text:p>0.0038572</text:p>
          </table:table-cell>
          <table:table-cell office:value-type="float" office:value="0.60997507" calcext:value-type="float">
            <text:p>0.60997507</text:p>
          </table:table-cell>
          <table:table-cell office:value-type="float" office:value="0.0000000001224" calcext:value-type="float">
            <text:p>1.22E-10</text:p>
          </table:table-cell>
          <table:table-cell office:value-type="float" office:value="0.38616773" calcext:value-type="float">
            <text:p>0.38616773</text:p>
          </table:table-cell>
          <table:table-cell office:value-type="float" office:value="0.00196358" calcext:value-type="float">
            <text:p>0.00196358</text:p>
          </table:table-cell>
          <table:table-cell office:value-type="float" office:value="0.0000065" calcext:value-type="float">
            <text:p>6.50E-06</text:p>
          </table:table-cell>
          <table:table-cell office:value-type="float" office:value="0.70155295" calcext:value-type="float">
            <text:p>0.70155295</text:p>
          </table:table-cell>
          <table:table-cell office:value-type="float" office:value="0.29647698" calcext:value-type="float">
            <text:p>0.296476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3784583" calcext:value-type="float">
            <text:p>0.53784583</text:p>
          </table:table-cell>
          <table:table-cell office:value-type="float" office:value="0.00261481" calcext:value-type="float">
            <text:p>0.00261481</text:p>
          </table:table-cell>
          <table:table-cell office:value-type="float" office:value="0.03310883" calcext:value-type="float">
            <text:p>0.03310883</text:p>
          </table:table-cell>
          <table:table-cell office:value-type="float" office:value="0.42643053" calcext:value-type="float">
            <text:p>0.42643053</text:p>
          </table:table-cell>
          <table:table-cell office:value-type="float" office:value="0.00358742" calcext:value-type="float">
            <text:p>0.00358742</text:p>
          </table:table-cell>
          <table:table-cell office:value-type="float" office:value="0.58079047" calcext:value-type="float">
            <text:p>0.58079047</text:p>
          </table:table-cell>
          <table:table-cell office:value-type="float" office:value="0.0000000001169" calcext:value-type="float">
            <text:p>1.17E-10</text:p>
          </table:table-cell>
          <table:table-cell office:value-type="float" office:value="0.4156221" calcext:value-type="float">
            <text:p>0.4156221</text:p>
          </table:table-cell>
          <table:table-cell office:value-type="float" office:value="0.001843" calcext:value-type="float">
            <text:p>0.001843</text:p>
          </table:table-cell>
          <table:table-cell office:value-type="float" office:value="0.000006246" calcext:value-type="float">
            <text:p>6.25E-06</text:p>
          </table:table-cell>
          <table:table-cell office:value-type="float" office:value="0.67613161" calcext:value-type="float">
            <text:p>0.67613161</text:p>
          </table:table-cell>
          <table:table-cell office:value-type="float" office:value="0.32201914" calcext:value-type="float">
            <text:p>0.3220191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0304405" calcext:value-type="float">
            <text:p>0.50304405</text:p>
          </table:table-cell>
          <table:table-cell office:value-type="float" office:value="0.00250281" calcext:value-type="float">
            <text:p>0.00250281</text:p>
          </table:table-cell>
          <table:table-cell office:value-type="float" office:value="0.03173971" calcext:value-type="float">
            <text:p>0.03173971</text:p>
          </table:table-cell>
          <table:table-cell office:value-type="float" office:value="0.46271344" calcext:value-type="float">
            <text:p>0.46271344</text:p>
          </table:table-cell>
          <table:table-cell office:value-type="float" office:value="0.00332124" calcext:value-type="float">
            <text:p>0.00332124</text:p>
          </table:table-cell>
          <table:table-cell office:value-type="float" office:value="0.5502708" calcext:value-type="float">
            <text:p>0.5502708</text:p>
          </table:table-cell>
          <table:table-cell office:value-type="float" office:value="0.0000000001109" calcext:value-type="float">
            <text:p>1.11E-10</text:p>
          </table:table-cell>
          <table:table-cell office:value-type="float" office:value="0.44640796" calcext:value-type="float">
            <text:p>0.44640796</text:p>
          </table:table-cell>
          <table:table-cell office:value-type="float" office:value="0.00172492" calcext:value-type="float">
            <text:p>0.00172492</text:p>
          </table:table-cell>
          <table:table-cell office:value-type="float" office:value="0.000005982" calcext:value-type="float">
            <text:p>5.98E-06</text:p>
          </table:table-cell>
          <table:table-cell office:value-type="float" office:value="0.64861313" calcext:value-type="float">
            <text:p>0.64861313</text:p>
          </table:table-cell>
          <table:table-cell office:value-type="float" office:value="0.34965597" calcext:value-type="float">
            <text:p>0.3496559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6739908" calcext:value-type="float">
            <text:p>0.46739908</text:p>
          </table:table-cell>
          <table:table-cell office:value-type="float" office:value="0.00237898" calcext:value-type="float">
            <text:p>0.00237898</text:p>
          </table:table-cell>
          <table:table-cell office:value-type="float" office:value="0.03017269" calcext:value-type="float">
            <text:p>0.03017269</text:p>
          </table:table-cell>
          <table:table-cell office:value-type="float" office:value="0.50004925" calcext:value-type="float">
            <text:p>0.50004925</text:p>
          </table:table-cell>
          <table:table-cell office:value-type="float" office:value="0.00305971" calcext:value-type="float">
            <text:p>0.00305971</text:p>
          </table:table-cell>
          <table:table-cell office:value-type="float" office:value="0.51860666" calcext:value-type="float">
            <text:p>0.51860666</text:p>
          </table:table-cell>
          <table:table-cell office:value-type="float" office:value="0.0000000001045" calcext:value-type="float">
            <text:p>1.05E-10</text:p>
          </table:table-cell>
          <table:table-cell office:value-type="float" office:value="0.47833363" calcext:value-type="float">
            <text:p>0.47833363</text:p>
          </table:table-cell>
          <table:table-cell office:value-type="float" office:value="0.00160902" calcext:value-type="float">
            <text:p>0.00160902</text:p>
          </table:table-cell>
          <table:table-cell office:value-type="float" office:value="0.000005709" calcext:value-type="float">
            <text:p>5.71E-06</text:p>
          </table:table-cell>
          <table:table-cell office:value-type="float" office:value="0.61902438" calcext:value-type="float">
            <text:p>0.61902438</text:p>
          </table:table-cell>
          <table:table-cell office:value-type="float" office:value="0.37936089" calcext:value-type="float">
            <text:p>0.3793608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3128505" calcext:value-type="float">
            <text:p>0.43128505</text:p>
          </table:table-cell>
          <table:table-cell office:value-type="float" office:value="0.00224487" calcext:value-type="float">
            <text:p>0.00224487</text:p>
          </table:table-cell>
          <table:table-cell office:value-type="float" office:value="0.02843402" calcext:value-type="float">
            <text:p>0.02843402</text:p>
          </table:table-cell>
          <table:table-cell office:value-type="float" office:value="0.53803606" calcext:value-type="float">
            <text:p>0.53803606</text:p>
          </table:table-cell>
          <table:table-cell office:value-type="float" office:value="0.00280405" calcext:value-type="float">
            <text:p>0.00280405</text:p>
          </table:table-cell>
          <table:table-cell office:value-type="float" office:value="0.48603436" calcext:value-type="float">
            <text:p>0.48603436</text:p>
          </table:table-cell>
          <table:table-cell office:value-type="float" office:value="0.00000000009785" calcext:value-type="float">
            <text:p>9.79E-11</text:p>
          </table:table-cell>
          <table:table-cell office:value-type="float" office:value="0.51116159" calcext:value-type="float">
            <text:p>0.51116159</text:p>
          </table:table-cell>
          <table:table-cell office:value-type="float" office:value="0.00149513" calcext:value-type="float">
            <text:p>0.00149513</text:p>
          </table:table-cell>
          <table:table-cell office:value-type="float" office:value="0.000005425" calcext:value-type="float">
            <text:p>5.43E-06</text:p>
          </table:table-cell>
          <table:table-cell office:value-type="float" office:value="0.58745219" calcext:value-type="float">
            <text:p>0.58745219</text:p>
          </table:table-cell>
          <table:table-cell office:value-type="float" office:value="0.41104725" calcext:value-type="float">
            <text:p>0.411047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9511369" calcext:value-type="float">
            <text:p>0.39511369</text:p>
          </table:table-cell>
          <table:table-cell office:value-type="float" office:value="0.0021024" calcext:value-type="float">
            <text:p>0.0021024</text:p>
          </table:table-cell>
          <table:table-cell office:value-type="float" office:value="0.02655595" calcext:value-type="float">
            <text:p>0.02655595</text:p>
          </table:table-cell>
          <table:table-cell office:value-type="float" office:value="0.57622796" calcext:value-type="float">
            <text:p>0.57622796</text:p>
          </table:table-cell>
          <table:table-cell office:value-type="float" office:value="0.00255558" calcext:value-type="float">
            <text:p>0.00255558</text:p>
          </table:table-cell>
          <table:table-cell office:value-type="float" office:value="0.45283185" calcext:value-type="float">
            <text:p>0.45283185</text:p>
          </table:table-cell>
          <table:table-cell office:value-type="float" office:value="0.00000000009091" calcext:value-type="float">
            <text:p>9.09E-11</text:p>
          </table:table-cell>
          <table:table-cell office:value-type="float" office:value="0.54461257" calcext:value-type="float">
            <text:p>0.54461257</text:p>
          </table:table-cell>
          <table:table-cell office:value-type="float" office:value="0.00138322" calcext:value-type="float">
            <text:p>0.00138322</text:p>
          </table:table-cell>
          <table:table-cell office:value-type="float" office:value="0.000005131" calcext:value-type="float">
            <text:p>5.13E-06</text:p>
          </table:table-cell>
          <table:table-cell office:value-type="float" office:value="0.55405259" calcext:value-type="float">
            <text:p>0.55405259</text:p>
          </table:table-cell>
          <table:table-cell office:value-type="float" office:value="0.44455905" calcext:value-type="float">
            <text:p>0.444559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5931629" calcext:value-type="float">
            <text:p>0.35931629</text:p>
          </table:table-cell>
          <table:table-cell office:value-type="float" office:value="0.00195379" calcext:value-type="float">
            <text:p>0.00195379</text:p>
          </table:table-cell>
          <table:table-cell office:value-type="float" office:value="0.02457543" calcext:value-type="float">
            <text:p>0.02457543</text:p>
          </table:table-cell>
          <table:table-cell office:value-type="float" office:value="0.6141545" calcext:value-type="float">
            <text:p>0.6141545</text:p>
          </table:table-cell>
          <table:table-cell office:value-type="float" office:value="0.0023157" calcext:value-type="float">
            <text:p>0.0023157</text:p>
          </table:table-cell>
          <table:table-cell office:value-type="float" office:value="0.41931143" calcext:value-type="float">
            <text:p>0.41931143</text:p>
          </table:table-cell>
          <table:table-cell office:value-type="float" office:value="0.00000000008383" calcext:value-type="float">
            <text:p>8.38E-11</text:p>
          </table:table-cell>
          <table:table-cell office:value-type="float" office:value="0.57837287" calcext:value-type="float">
            <text:p>0.57837287</text:p>
          </table:table-cell>
          <table:table-cell office:value-type="float" office:value="0.00127342" calcext:value-type="float">
            <text:p>0.00127342</text:p>
          </table:table-cell>
          <table:table-cell office:value-type="float" office:value="0.000004827" calcext:value-type="float">
            <text:p>4.83E-06</text:p>
          </table:table-cell>
          <table:table-cell office:value-type="float" office:value="0.51905712" calcext:value-type="float">
            <text:p>0.51905712</text:p>
          </table:table-cell>
          <table:table-cell office:value-type="float" office:value="0.47966463" calcext:value-type="float">
            <text:p>0.4796646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2432287" calcext:value-type="float">
            <text:p>0.32432287</text:p>
          </table:table-cell>
          <table:table-cell office:value-type="float" office:value="0.00180147" calcext:value-type="float">
            <text:p>0.00180147</text:p>
          </table:table-cell>
          <table:table-cell office:value-type="float" office:value="0.02253225" calcext:value-type="float">
            <text:p>0.02253225</text:p>
          </table:table-cell>
          <table:table-cell office:value-type="float" office:value="0.6513434" calcext:value-type="float">
            <text:p>0.6513434</text:p>
          </table:table-cell>
          <table:table-cell office:value-type="float" office:value="0.00208578" calcext:value-type="float">
            <text:p>0.00208578</text:p>
          </table:table-cell>
          <table:table-cell office:value-type="float" office:value="0.38580952" calcext:value-type="float">
            <text:p>0.38580952</text:p>
          </table:table-cell>
          <table:table-cell office:value-type="float" office:value="0.0000000000767" calcext:value-type="float">
            <text:p>7.67E-11</text:p>
          </table:table-cell>
          <table:table-cell office:value-type="float" office:value="0.61210471" calcext:value-type="float">
            <text:p>0.61210471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.000004515" calcext:value-type="float">
            <text:p>4.52E-06</text:p>
          </table:table-cell>
          <table:table-cell office:value-type="float" office:value="0.48277462" calcext:value-type="float">
            <text:p>0.48277462</text:p>
          </table:table-cell>
          <table:table-cell office:value-type="float" office:value="0.51605487" calcext:value-type="float">
            <text:p>0.5160548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054069" calcext:value-type="float">
            <text:p>0.29054069</text:p>
          </table:table-cell>
          <table:table-cell office:value-type="float" office:value="0.00164797" calcext:value-type="float">
            <text:p>0.00164797</text:p>
          </table:table-cell>
          <table:table-cell office:value-type="float" office:value="0.02046705" calcext:value-type="float">
            <text:p>0.02046705</text:p>
          </table:table-cell>
          <table:table-cell office:value-type="float" office:value="0.68734429" calcext:value-type="float">
            <text:p>0.68734429</text:p>
          </table:table-cell>
          <table:table-cell office:value-type="float" office:value="0.00186714" calcext:value-type="float">
            <text:p>0.00186714</text:p>
          </table:table-cell>
          <table:table-cell office:value-type="float" office:value="0.35267386" calcext:value-type="float">
            <text:p>0.35267386</text:p>
          </table:table-cell>
          <table:table-cell office:value-type="float" office:value="0.00000000006962" calcext:value-type="float">
            <text:p>6.96E-11</text:p>
          </table:table-cell>
          <table:table-cell office:value-type="float" office:value="0.64545901" calcext:value-type="float">
            <text:p>0.64545901</text:p>
          </table:table-cell>
          <table:table-cell office:value-type="float" office:value="0.00106137" calcext:value-type="float">
            <text:p>0.00106137</text:p>
          </table:table-cell>
          <table:table-cell office:value-type="float" office:value="0.000004197" calcext:value-type="float">
            <text:p>4.20E-06</text:p>
          </table:table-cell>
          <table:table-cell office:value-type="float" office:value="0.44558711" calcext:value-type="float">
            <text:p>0.44558711</text:p>
          </table:table-cell>
          <table:table-cell office:value-type="float" office:value="0.55334732" calcext:value-type="float">
            <text:p>0.5533473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5833417" calcext:value-type="float">
            <text:p>0.25833417</text:p>
          </table:table-cell>
          <table:table-cell office:value-type="float" office:value="0.00149575" calcext:value-type="float">
            <text:p>0.00149575</text:p>
          </table:table-cell>
          <table:table-cell office:value-type="float" office:value="0.01841915" calcext:value-type="float">
            <text:p>0.01841915</text:p>
          </table:table-cell>
          <table:table-cell office:value-type="float" office:value="0.72175093" calcext:value-type="float">
            <text:p>0.72175093</text:p>
          </table:table-cell>
          <table:table-cell office:value-type="float" office:value="0.00166095" calcext:value-type="float">
            <text:p>0.00166095</text:p>
          </table:table-cell>
          <table:table-cell office:value-type="float" office:value="0.32024926" calcext:value-type="float">
            <text:p>0.32024926</text:p>
          </table:table-cell>
          <table:table-cell office:value-type="float" office:value="0.00000000006268" calcext:value-type="float">
            <text:p>6.27E-11</text:p>
          </table:table-cell>
          <table:table-cell office:value-type="float" office:value="0.67808979" calcext:value-type="float">
            <text:p>0.67808979</text:p>
          </table:table-cell>
          <table:table-cell office:value-type="float" office:value="0.00096004" calcext:value-type="float">
            <text:p>0.00096004</text:p>
          </table:table-cell>
          <table:table-cell office:value-type="float" office:value="0.000003875" calcext:value-type="float">
            <text:p>3.88E-06</text:p>
          </table:table-cell>
          <table:table-cell office:value-type="float" office:value="0.40793891" calcext:value-type="float">
            <text:p>0.40793891</text:p>
          </table:table-cell>
          <table:table-cell office:value-type="float" office:value="0.59109718" calcext:value-type="float">
            <text:p>0.591097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22800849" calcext:value-type="float">
            <text:p>0.22800849</text:p>
          </table:table-cell>
          <table:table-cell office:value-type="float" office:value="0.00134712" calcext:value-type="float">
            <text:p>0.00134712</text:p>
          </table:table-cell>
          <table:table-cell office:value-type="float" office:value="0.01642467" calcext:value-type="float">
            <text:p>0.01642467</text:p>
          </table:table-cell>
          <table:table-cell office:value-type="float" office:value="0.75421972" calcext:value-type="float">
            <text:p>0.75421972</text:p>
          </table:table-cell>
          <table:table-cell office:value-type="float" office:value="0.00146819" calcext:value-type="float">
            <text:p>0.00146819</text:p>
          </table:table-cell>
          <table:table-cell office:value-type="float" office:value="0.28886301" calcext:value-type="float">
            <text:p>0.28886301</text:p>
          </table:table-cell>
          <table:table-cell office:value-type="float" office:value="0.00000000005598" calcext:value-type="float">
            <text:p>5.60E-11</text:p>
          </table:table-cell>
          <table:table-cell office:value-type="float" office:value="0.7096688" calcext:value-type="float">
            <text:p>0.7096688</text:p>
          </table:table-cell>
          <table:table-cell office:value-type="float" office:value="0.0008626" calcext:value-type="float">
            <text:p>0.0008626</text:p>
          </table:table-cell>
          <table:table-cell office:value-type="float" office:value="0.000003553" calcext:value-type="float">
            <text:p>3.55E-06</text:p>
          </table:table-cell>
          <table:table-cell office:value-type="float" office:value="0.3703188" calcext:value-type="float">
            <text:p>0.3703188</text:p>
          </table:table-cell>
          <table:table-cell office:value-type="float" office:value="0.62881504" calcext:value-type="float">
            <text:p>0.6288150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9979835" calcext:value-type="float">
            <text:p>0.19979835</text:p>
          </table:table-cell>
          <table:table-cell office:value-type="float" office:value="0.00120411" calcext:value-type="float">
            <text:p>0.00120411</text:p>
          </table:table-cell>
          <table:table-cell office:value-type="float" office:value="0.0145149" calcext:value-type="float">
            <text:p>0.0145149</text:p>
          </table:table-cell>
          <table:table-cell office:value-type="float" office:value="0.78448264" calcext:value-type="float">
            <text:p>0.78448264</text:p>
          </table:table-cell>
          <table:table-cell office:value-type="float" office:value="0.0012896" calcext:value-type="float">
            <text:p>0.0012896</text:p>
          </table:table-cell>
          <table:table-cell office:value-type="float" office:value="0.25881117" calcext:value-type="float">
            <text:p>0.25881117</text:p>
          </table:table-cell>
          <table:table-cell office:value-type="float" office:value="0.00000000004959" calcext:value-type="float">
            <text:p>4.96E-11</text:p>
          </table:table-cell>
          <table:table-cell office:value-type="float" office:value="0.73989923" calcext:value-type="float">
            <text:p>0.73989923</text:p>
          </table:table-cell>
          <table:table-cell office:value-type="float" office:value="0.00076968" calcext:value-type="float">
            <text:p>0.00076968</text:p>
          </table:table-cell>
          <table:table-cell office:value-type="float" office:value="0.000003233" calcext:value-type="float">
            <text:p>3.23E-06</text:p>
          </table:table-cell>
          <table:table-cell office:value-type="float" office:value="0.33323657" calcext:value-type="float">
            <text:p>0.33323657</text:p>
          </table:table-cell>
          <table:table-cell office:value-type="float" office:value="0.66599051" calcext:value-type="float">
            <text:p>0.6659905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7386254" calcext:value-type="float">
            <text:p>0.17386254</text:p>
          </table:table-cell>
          <table:table-cell office:value-type="float" office:value="0.00106841" calcext:value-type="float">
            <text:p>0.00106841</text:p>
          </table:table-cell>
          <table:table-cell office:value-type="float" office:value="0.01271519" calcext:value-type="float">
            <text:p>0.01271519</text:p>
          </table:table-cell>
          <table:table-cell office:value-type="float" office:value="0.81235386" calcext:value-type="float">
            <text:p>0.81235386</text:p>
          </table:table-cell>
          <table:table-cell office:value-type="float" office:value="0.00112563" calcext:value-type="float">
            <text:p>0.00112563</text:p>
          </table:table-cell>
          <table:table-cell office:value-type="float" office:value="0.23034717" calcext:value-type="float">
            <text:p>0.23034717</text:p>
          </table:table-cell>
          <table:table-cell office:value-type="float" office:value="0.00000000004357" calcext:value-type="float">
            <text:p>4.36E-11</text:p>
          </table:table-cell>
          <table:table-cell office:value-type="float" office:value="0.76852721" calcext:value-type="float">
            <text:p>0.76852721</text:p>
          </table:table-cell>
          <table:table-cell office:value-type="float" office:value="0.00068188" calcext:value-type="float">
            <text:p>0.00068188</text:p>
          </table:table-cell>
          <table:table-cell office:value-type="float" office:value="0.000002921" calcext:value-type="float">
            <text:p>2.92E-06</text:p>
          </table:table-cell>
          <table:table-cell office:value-type="float" office:value="0.29719574" calcext:value-type="float">
            <text:p>0.29719574</text:p>
          </table:table-cell>
          <table:table-cell office:value-type="float" office:value="0.70211946" calcext:value-type="float">
            <text:p>0.7021194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 style:data-style-name="N2" text:time-value="18:41:11.4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8T15:53:13.910000000</meta:creation-date>
    <dc:date>2023-10-16T18:41:28.454000000</dc:date>
    <meta:editing-duration>PT1M17S</meta:editing-duration>
    <meta:editing-cycles>3</meta:editing-cycles>
    <meta:generator>LibreOffice/6.1.6.3$Windows_X86_64 LibreOffice_project/5896ab1714085361c45cf540f76f60673dd96a72</meta:generator>
    <meta:document-statistic meta:table-count="1" meta:cell-count="629" meta:object-count="0"/>
  </office:meta>
</office:document-meta>
</file>